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SourceFactory.getSource( String location ,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sitorySourceFactory.lazyInitializ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positorySourceFactory.release( final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SourceFactory.RepositorySourc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SourceFactory.configure(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Factory.servic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